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863in" svg:height="3.5429in" svg:x="1.7197in" svg:y="3.752in">
            <draw:object draw:notify-on-update-of-ranges="Sheet1.B5:Sheet1.B15 Sheet1.D5:Sheet1.D15 Sheet1.B5:Sheet1.B15 Sheet1.E5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067in" svg:height="3.5429in" svg:x="5.9035in" svg:y="3.8039in">
            <draw:object draw:notify-on-update-of-ranges="Sheet1.H5:Sheet1.H10 Sheet1.J5:Sheet1.J10 Sheet1.H5:Sheet1.H10 Sheet1.K5:Sheet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4012in" svg:height="3.5453in" svg:x="10.2004in" svg:y="3.8488in">
            <draw:object draw:notify-on-update-of-ranges="Sheet1.N5:Sheet1.N14 Sheet1.O5:Sheet1.O14 Sheet1.N5:Sheet1.N14 Sheet1.Q5:Sheet1.Q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calefactor</text:p>
          </table:table-cell>
          <table:table-cell office:value-type="float" office:value="0.74" calcext:value-type="float">
            <text:p>0.74</text:p>
          </table:table-cell>
          <table:table-cell table:number-columns-repeated="30"/>
          <table:table-cell table:style-name="Default"/>
          <table:table-cell/>
        </table:table-row>
        <table:table-row table:style-name="ro1">
          <table:table-cell table:number-columns-repeated="3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ower of 2 Butterflies</text:p>
          </table:table-cell>
          <table:table-cell table:number-columns-repeated="5"/>
          <table:table-cell office:value-type="string" calcext:value-type="string">
            <text:p>Radix 4</text:p>
          </table:table-cell>
          <table:table-cell table:number-columns-repeated="5"/>
          <table:table-cell office:value-type="string" calcext:value-type="string">
            <text:p>Prime butterflies</text:p>
          </table:table-cell>
          <table:table-cell table:number-columns-repeated="1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len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time scaled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GoodThomasButterfl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ner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MixedRader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C5]*[.$B$1]" office:value-type="float" office:value="1.48" calcext:value-type="float">
            <text:p>1.48</text:p>
          </table:table-cell>
          <table:table-cell table:formula="of:=0.5*POWER([.B5]; 1.4)" office:value-type="float" office:value="1.31950791077289" calcext:value-type="float">
            <text:p>1.31950791077289</text:p>
          </table:table-cell>
          <table:table-cell table:formula="of:=[.D5]/[.E5]" office:value-type="float" office:value="1.12163025921769" calcext:value-type="float">
            <text:p>1.121630259217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table:formula="of:=[.I5]*[.$B$1]" office:value-type="float" office:value="168.72" calcext:value-type="float">
            <text:p>168.72</text:p>
          </table:table-cell>
          <table:table-cell table:formula="of:=1*POWER([.H5]; 1.23)" office:value-type="float" office:value="166.571757496567" calcext:value-type="float">
            <text:p>166.571757496567</text:p>
          </table:table-cell>
          <table:table-cell table:formula="of:=[.J5]/[.K5]" office:value-type="float" office:value="1.01289679916763" calcext:value-type="float">
            <text:p>1.01289679916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O5]*[.$B$1]" office:value-type="float" office:value="3.7" calcext:value-type="float">
            <text:p>3.7</text:p>
          </table:table-cell>
          <table:table-cell table:formula="of:=0.22*POWER([.N5];2)" office:value-type="float" office:value="1.98" calcext:value-type="float">
            <text:p>1.98</text:p>
          </table:table-cell>
          <table:table-cell table:formula="of:=[.P5]/[.Q5]" office:value-type="float" office:value="1.86868686868687" calcext:value-type="float">
            <text:p>1.868686868686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T5]*[.O5]+[.U5]*[.C5]" office:value-type="float" office:value="16" calcext:value-type="float">
            <text:p>16</text:p>
          </table:table-cell>
          <table:table-cell table:formula="of:=0.5*[.T5]*[.U5]+10" office:value-type="float" office:value="13" calcext:value-type="float">
            <text:p>13</text:p>
          </table:table-cell>
          <table:table-cell table:formula="of:=[.W5]+[.X5]" office:value-type="float" office:value="29" calcext:value-type="float">
            <text:p>29</text:p>
          </table:table-cell>
          <table:table-cell table:formula="of:=[.V5]/[.Y5]" office:value-type="float" office:value="1.13793103448276" calcext:value-type="float">
            <text:p>1.13793103448276</text:p>
          </table:table-cell>
          <table:table-cell/>
          <table:table-cell office:value-type="string" calcext:value-type="string">
            <text:p>fact1</text:p>
          </table:table-cell>
          <table:table-cell office:value-type="string" calcext:value-type="string">
            <text:p>fac2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est inner fft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[.C6]*[.$B$1]" office:value-type="float" office:value="2.96" calcext:value-type="float">
            <text:p>2.96</text:p>
          </table:table-cell>
          <table:table-cell table:formula="of:=0.5*POWER([.B6]; 1.4)" office:value-type="float" office:value="3.4822022531845" calcext:value-type="float">
            <text:p>3.4822022531845</text:p>
          </table:table-cell>
          <table:table-cell table:formula="of:=[.D6]/[.E6]" office:value-type="float" office:value="0.850036782697806" calcext:value-type="float">
            <text:p>0.8500367826978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259" calcext:value-type="float">
            <text:p>1259</text:p>
          </table:table-cell>
          <table:table-cell table:formula="of:=[.I6]*[.$B$1]" office:value-type="float" office:value="931.66" calcext:value-type="float">
            <text:p>931.66</text:p>
          </table:table-cell>
          <table:table-cell table:formula="of:=1*POWER([.H6]; 1.23)" office:value-type="float" office:value="916.505672630244" calcext:value-type="float">
            <text:p>916.505672630244</text:p>
          </table:table-cell>
          <table:table-cell table:formula="of:=[.J6]/[.K6]" office:value-type="float" office:value="1.01653489751598" calcext:value-type="float">
            <text:p>1.01653489751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O6]*[.$B$1]" office:value-type="float" office:value="4.44" calcext:value-type="float">
            <text:p>4.44</text:p>
          </table:table-cell>
          <table:table-cell table:formula="of:=0.22*POWER([.N6];2)" office:value-type="float" office:value="5.5" calcext:value-type="float">
            <text:p>5.5</text:p>
          </table:table-cell>
          <table:table-cell table:formula="of:=[.P6]/[.Q6]" office:value-type="float" office:value="0.807272727272727" calcext:value-type="float">
            <text:p>0.80727272727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T6]*[.C6]+[.U6]*[.O5]" office:value-type="float" office:value="32" calcext:value-type="float">
            <text:p>32</text:p>
          </table:table-cell>
          <table:table-cell table:formula="of:=0.5*[.T6]*[.U6]+10" office:value-type="float" office:value="16" calcext:value-type="float">
            <text:p>16</text:p>
          </table:table-cell>
          <table:table-cell table:formula="of:=[.W6]+[.X6]" office:value-type="float" office:value="48" calcext:value-type="float">
            <text:p>48</text:p>
          </table:table-cell>
          <table:table-cell table:formula="of:=[.V6]/[.Y6]" office:value-type="float" office:value="0.895833333333333" calcext:value-type="float">
            <text:p>0.8958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2*[.Q5]+3*[.C5]" office:value-type="float" office:value="9.96" calcext:value-type="float">
            <text:p>9.96</text:p>
          </table:table-cell>
          <table:table-cell table:formula="of:=3*[.AB6]*[.AC6]+10" office:value-type="float" office:value="28" calcext:value-type="float">
            <text:p>28</text:p>
          </table:table-cell>
          <table:table-cell table:formula="of:=[.AE6]+[.AF6]" office:value-type="float" office:value="37.96" calcext:value-type="float">
            <text:p>37.96</text:p>
          </table:table-cell>
          <table:table-cell table:formula="of:=[.AD6]/[.AG6]" office:value-type="float" office:value="1.7650158061117" calcext:value-type="float">
            <text:p>1.76501580611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7]*[.$B$1]" office:value-type="float" office:value="8.88" calcext:value-type="float">
            <text:p>8.88</text:p>
          </table:table-cell>
          <table:table-cell table:formula="of:=0.5*POWER([.B7]; 1.4)" office:value-type="float" office:value="9.18958683997628" calcext:value-type="float">
            <text:p>9.18958683997628</text:p>
          </table:table-cell>
          <table:table-cell table:formula="of:=[.D7]/[.E7]" office:value-type="float" office:value="0.966311125258698" calcext:value-type="float">
            <text:p>0.96631112525869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213" calcext:value-type="float">
            <text:p>7213</text:p>
          </table:table-cell>
          <table:table-cell table:formula="of:=[.I7]*[.$B$1]" office:value-type="float" office:value="5337.62" calcext:value-type="float">
            <text:p>5337.62</text:p>
          </table:table-cell>
          <table:table-cell table:formula="of:=1*POWER([.H7]; 1.23)" office:value-type="float" office:value="5042.76751706078" calcext:value-type="float">
            <text:p>5042.76751706078</text:p>
          </table:table-cell>
          <table:table-cell table:formula="of:=[.J7]/[.K7]" office:value-type="float" office:value="1.05847037007787" calcext:value-type="float">
            <text:p>1.058470370077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O7]*[.$B$1]" office:value-type="float" office:value="8.14" calcext:value-type="float">
            <text:p>8.14</text:p>
          </table:table-cell>
          <table:table-cell table:formula="of:=0.22*POWER([.N7];2)" office:value-type="float" office:value="10.78" calcext:value-type="float">
            <text:p>10.78</text:p>
          </table:table-cell>
          <table:table-cell table:formula="of:=[.P7]/[.Q7]" office:value-type="float" office:value="0.755102040816327" calcext:value-type="float">
            <text:p>0.7551020408163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[.T7]*[.O6]+[.U7]*[.C6]" office:value-type="float" office:value="44" calcext:value-type="float">
            <text:p>44</text:p>
          </table:table-cell>
          <table:table-cell table:formula="of:=0.5*[.T7]*[.U7]+10" office:value-type="float" office:value="20" calcext:value-type="float">
            <text:p>20</text:p>
          </table:table-cell>
          <table:table-cell table:formula="of:=[.W7]+[.X7]" office:value-type="float" office:value="64" calcext:value-type="float">
            <text:p>64</text:p>
          </table:table-cell>
          <table:table-cell table:formula="of:=[.V7]/[.Y7]" office:value-type="float" office:value="0.953125" calcext:value-type="float">
            <text:p>0.953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3*[.E6]+4*[.Q5]" office:value-type="float" office:value="18.3666067595535" calcext:value-type="float">
            <text:p>18.3666067595535</text:p>
          </table:table-cell>
          <table:table-cell table:formula="of:=3*[.AB7]*[.AC7]+10" office:value-type="float" office:value="46" calcext:value-type="float">
            <text:p>46</text:p>
          </table:table-cell>
          <table:table-cell table:formula="of:=[.AE7]+[.AF7]" office:value-type="float" office:value="64.3666067595535" calcext:value-type="float">
            <text:p>64.3666067595535</text:p>
          </table:table-cell>
          <table:table-cell table:formula="of:=[.AD7]/[.AG7]" office:value-type="float" office:value="1.2428804939003" calcext:value-type="float">
            <text:p>1.24288049390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C8]*[.$B$1]" office:value-type="float" office:value="21.46" calcext:value-type="float">
            <text:p>21.46</text:p>
          </table:table-cell>
          <table:table-cell table:formula="of:=0.5*POWER([.B8]; 1.4)" office:value-type="float" office:value="24.2514650641664" calcext:value-type="float">
            <text:p>24.2514650641664</text:p>
          </table:table-cell>
          <table:table-cell table:formula="of:=[.D8]/[.E8]" office:value-type="float" office:value="0.884894992662072" calcext:value-type="float">
            <text:p>0.884894992662072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table:formula="of:=[.I8]*[.$B$1]" office:value-type="float" office:value="0" calcext:value-type="float">
            <text:p>0</text:p>
          </table:table-cell>
          <table:table-cell table:formula="of:=1*POWER([.H8]; 1.23)" office:value-type="float" office:value="11828.6679697203" calcext:value-type="float">
            <text:p>11828.6679697203</text:p>
          </table:table-cell>
          <table:table-cell table:formula="of:=[.J8]/[.K8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O8]*[.$B$1]" office:value-type="float" office:value="16.28" calcext:value-type="float">
            <text:p>16.28</text:p>
          </table:table-cell>
          <table:table-cell table:formula="of:=0.22*POWER([.N8];2)" office:value-type="float" office:value="26.62" calcext:value-type="float">
            <text:p>26.62</text:p>
          </table:table-cell>
          <table:table-cell table:formula="of:=[.P8]/[.Q8]" office:value-type="float" office:value="0.611570247933884" calcext:value-type="float">
            <text:p>0.6115702479338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52" calcext:value-type="float">
            <text:p>1352</text:p>
          </table:table-cell>
          <table:table-cell table:formula="of:=[.T8]*[.C9]+[.U8]*[.O7]" office:value-type="float" office:value="1304" calcext:value-type="float">
            <text:p>1304</text:p>
          </table:table-cell>
          <table:table-cell table:formula="of:=0.5*[.T8]*[.U8]+10" office:value-type="float" office:value="122" calcext:value-type="float">
            <text:p>122</text:p>
          </table:table-cell>
          <table:table-cell table:formula="of:=[.W8]+[.X8]" office:value-type="float" office:value="1426" calcext:value-type="float">
            <text:p>1426</text:p>
          </table:table-cell>
          <table:table-cell table:formula="of:=[.V8]/[.Y8]" office:value-type="float" office:value="0.948106591865358" calcext:value-type="float">
            <text:p>0.948106591865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4*[.Q6]+5*[.E6]" office:value-type="float" office:value="39.4110112659225" calcext:value-type="float">
            <text:p>39.4110112659225</text:p>
          </table:table-cell>
          <table:table-cell table:formula="of:=3*[.AB8]*[.AC8]+10" office:value-type="float" office:value="70" calcext:value-type="float">
            <text:p>70</text:p>
          </table:table-cell>
          <table:table-cell table:formula="of:=[.AE8]+[.AF8]" office:value-type="float" office:value="109.411011265922" calcext:value-type="float">
            <text:p>109.411011265922</text:p>
          </table:table-cell>
          <table:table-cell table:formula="of:=[.AD8]/[.AG8]" office:value-type="float" office:value="0.950544180121221" calcext:value-type="float">
            <text:p>0.9505441801212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table:formula="of:=[.C9]*[.$B$1]" office:value-type="float" office:value="100.64" calcext:value-type="float">
            <text:p>100.64</text:p>
          </table:table-cell>
          <table:table-cell table:formula="of:=0.5*POWER([.B9]; 1.4)" office:value-type="float" office:value="64" calcext:value-type="float">
            <text:p>64</text:p>
          </table:table-cell>
          <table:table-cell table:formula="of:=[.D9]/[.E9]" office:value-type="float" office:value="1.5725" calcext:value-type="float">
            <text:p>1.572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37888" calcext:value-type="float">
            <text:p>37888</text:p>
          </table:table-cell>
          <table:table-cell table:formula="of:=[.I9]*[.$B$1]" office:value-type="float" office:value="28037.12" calcext:value-type="float">
            <text:p>28037.12</text:p>
          </table:table-cell>
          <table:table-cell table:formula="of:=1*POWER([.H9]; 1.23)" office:value-type="float" office:value="27746.1503954953" calcext:value-type="float">
            <text:p>27746.1503954953</text:p>
          </table:table-cell>
          <table:table-cell table:formula="of:=[.J9]/[.K9]" office:value-type="float" office:value="1.01048684593564" calcext:value-type="float">
            <text:p>1.010486845935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O9]*[.$B$1]" office:value-type="float" office:value="25.16" calcext:value-type="float">
            <text:p>25.16</text:p>
          </table:table-cell>
          <table:table-cell table:formula="of:=0.22*POWER([.N9];2)" office:value-type="float" office:value="37.18" calcext:value-type="float">
            <text:p>37.18</text:p>
          </table:table-cell>
          <table:table-cell table:formula="of:=[.P9]/[.Q9]" office:value-type="float" office:value="0.676707907477138" calcext:value-type="float">
            <text:p>0.676707907477138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517" calcext:value-type="float">
            <text:p>1517</text:p>
          </table:table-cell>
          <table:table-cell table:formula="of:=7*[.E9]+32*[.Q7]" office:value-type="float" office:value="792.96" calcext:value-type="float">
            <text:p>792.96</text:p>
          </table:table-cell>
          <table:table-cell table:formula="of:=3*[.AB9]*[.AC9]+10" office:value-type="float" office:value="682" calcext:value-type="float">
            <text:p>682</text:p>
          </table:table-cell>
          <table:table-cell table:formula="of:=[.AE9]+[.AF9]" office:value-type="float" office:value="1474.96" calcext:value-type="float">
            <text:p>1474.96</text:p>
          </table:table-cell>
          <table:table-cell table:formula="of:=[.AD9]/[.AG9]" office:value-type="float" office:value="1.02850246786354" calcext:value-type="float">
            <text:p>1.02850246786354</text:p>
          </table:table-cell>
        </table:table-row>
        <table:table-row table:style-name="ro1"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08828" calcext:value-type="float">
            <text:p>208828</text:p>
          </table:table-cell>
          <table:table-cell table:formula="of:=[.I10]*[.$B$1]" office:value-type="float" office:value="154532.72" calcext:value-type="float">
            <text:p>154532.72</text:p>
          </table:table-cell>
          <table:table-cell table:formula="of:=1*POWER([.H10]; 1.23)" office:value-type="float" office:value="152663.960645593" calcext:value-type="float">
            <text:p>152663.960645593</text:p>
          </table:table-cell>
          <table:table-cell table:formula="of:=[.J10]/[.K10]" office:value-type="float" office:value="1.01224099876948" calcext:value-type="float">
            <text:p>1.012240998769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[.O10]*[.$B$1]" office:value-type="float" office:value="42.92" calcext:value-type="float">
            <text:p>42.92</text:p>
          </table:table-cell>
          <table:table-cell table:formula="of:=0.22*POWER([.N10];2)" office:value-type="float" office:value="63.58" calcext:value-type="float">
            <text:p>63.58</text:p>
          </table:table-cell>
          <table:table-cell table:formula="of:=[.P10]/[.Q10]" office:value-type="float" office:value="0.675055048757471" calcext:value-type="float">
            <text:p>0.675055048757471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4093" calcext:value-type="float">
            <text:p>14093</text:p>
          </table:table-cell>
          <table:table-cell/>
          <table:table-cell table:formula="of:=3*[.AB10]*[.AC10]+10" office:value-type="float" office:value="2602" calcext:value-type="float">
            <text:p>2602</text:p>
          </table:table-cell>
          <table:table-cell table:formula="of:=[.AE10]+[.AF10]" office:value-type="float" office:value="2602" calcext:value-type="float">
            <text:p>2602</text:p>
          </table:table-cell>
          <table:table-cell/>
        </table:table-row>
        <table:table-row table:style-name="ro1">
          <table:table-cell table:number-columns-repeated="7"/>
          <table:table-cell office:value-type="float" office:value="65536" calcext:value-type="float">
            <text:p>65536</text:p>
          </table:table-cell>
          <table:table-cell office:value-type="float" office:value="1149146" calcext:value-type="float">
            <text:p>1149146</text:p>
          </table:table-cell>
          <table:table-cell table:formula="of:=[.I11]*[.$B$1]" office:value-type="float" office:value="850368.04" calcext:value-type="float">
            <text:p>850368.04</text:p>
          </table:table-cell>
          <table:table-cell table:formula="of:=1*POWER([.H11]; 1.23)" office:value-type="float" office:value="839982.647963415" calcext:value-type="float">
            <text:p>839982.647963415</text:p>
          </table:table-cell>
          <table:table-cell table:formula="of:=[.J11]/[.K11]" office:value-type="float" office:value="1.01236381735" calcext:value-type="float">
            <text:p>1.012363817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formula="of:=[.O11]*[.$B$1]" office:value-type="float" office:value="70.3" calcext:value-type="float">
            <text:p>70.3</text:p>
          </table:table-cell>
          <table:table-cell table:formula="of:=0.22*POWER([.N11];2)" office:value-type="float" office:value="79.42" calcext:value-type="float">
            <text:p>79.42</text:p>
          </table:table-cell>
          <table:table-cell table:formula="of:=[.P11]/[.Q11]" office:value-type="float" office:value="0.885167464114833" calcext:value-type="float">
            <text:p>0.885167464114833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1717711" calcext:value-type="float">
            <text:p>1717711</text:p>
          </table:table-cell>
          <table:table-cell/>
          <table:table-cell table:formula="of:=3*[.AB11]*[.AC11]+10" office:value-type="float" office:value="186634" calcext:value-type="float">
            <text:p>186634</text:p>
          </table:table-cell>
          <table:table-cell table:formula="of:=[.AE11]+[.AF11]" office:value-type="float" office:value="186634" calcext:value-type="float">
            <text:p>1866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formula="of:=[.O12]*[.$B$1]" office:value-type="float" office:value="97.68" calcext:value-type="float">
            <text:p>97.68</text:p>
          </table:table-cell>
          <table:table-cell table:formula="of:=0.22*POWER([.N12];2)" office:value-type="float" office:value="116.38" calcext:value-type="float">
            <text:p>116.38</text:p>
          </table:table-cell>
          <table:table-cell table:formula="of:=[.P12]/[.Q12]" office:value-type="float" office:value="0.839319470699433" calcext:value-type="float">
            <text:p>0.839319470699433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2187" calcext:value-type="float">
            <text:p>2187</text:p>
          </table:table-cell>
          <table:table-cell office:value-type="float" office:value="230929156" calcext:value-type="float">
            <text:p>230929156</text:p>
          </table:table-cell>
          <table:table-cell/>
          <table:table-cell table:formula="of:=3*[.AB12]*[.AC12]+10" office:value-type="float" office:value="13436938" calcext:value-type="float">
            <text:p>13436938</text:p>
          </table:table-cell>
          <table:table-cell table:formula="of:=[.AE12]+[.AF12]" office:value-type="float" office:value="13436938" calcext:value-type="float">
            <text:p>134369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formula="of:=[.O13]*[.$B$1]" office:value-type="float" office:value="140.6" calcext:value-type="float">
            <text:p>140.6</text:p>
          </table:table-cell>
          <table:table-cell table:formula="of:=0.22*POWER([.N13];2)" office:value-type="float" office:value="185.02" calcext:value-type="float">
            <text:p>185.02</text:p>
          </table:table-cell>
          <table:table-cell table:formula="of:=[.P13]/[.Q13]" office:value-type="float" office:value="0.759917846719274" calcext:value-type="float">
            <text:p>0.759917846719274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80429" calcext:value-type="float">
            <text:p>80429</text:p>
          </table:table-cell>
          <table:table-cell table:formula="of:=[.AB13]*[.O5]+[.AC13]*[.K8]" office:value-type="float" office:value="45726.0039091609" calcext:value-type="float">
            <text:p>45726.0039091609</text:p>
          </table:table-cell>
          <table:table-cell table:formula="of:=3*[.AB13]*[.AC13]+10" office:value-type="float" office:value="18442" calcext:value-type="float">
            <text:p>18442</text:p>
          </table:table-cell>
          <table:table-cell table:formula="of:=[.AE13]+[.AF13]" office:value-type="float" office:value="64168.0039091609" calcext:value-type="float">
            <text:p>64168.0039091609</text:p>
          </table:table-cell>
          <table:table-cell table:formula="of:=[.AD13]/[.AG13]" office:value-type="float" office:value="1.25341283973644" calcext:value-type="float">
            <text:p>1.25341283973644</text:p>
          </table:table-cell>
        </table:table-row>
        <table:table-row table:style-name="ro1">
          <table:table-cell table:number-columns-repeated="13"/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table:formula="of:=[.O14]*[.$B$1]" office:value-type="float" office:value="193.14" calcext:value-type="float">
            <text:p>193.14</text:p>
          </table:table-cell>
          <table:table-cell table:formula="of:=0.22*POWER([.N14];2)" office:value-type="float" office:value="211.42" calcext:value-type="float">
            <text:p>211.42</text:p>
          </table:table-cell>
          <table:table-cell table:formula="of:=[.P14]/[.Q14]" office:value-type="float" office:value="0.913537035285214" calcext:value-type="float">
            <text:p>0.913537035285214</text:p>
          </table:table-cell>
          <table:table-cell table:number-columns-repeated="14"/>
          <table:table-cell table:style-name="Default"/>
          <table:table-cell/>
        </table:table-row>
        <table:table-row table:style-name="ro1" table:number-rows-repeated="2">
          <table:table-cell table:number-columns-repeated="32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MixedRaderButterflie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fact1</text:p>
          </table:table-cell>
          <table:table-cell office:value-type="string" calcext:value-type="string">
            <text:p>fac2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est inner ffts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2*[.Q5]+3*[.C5]" office:value-type="float" office:value="9.96" calcext:value-type="float">
            <text:p>9.96</text:p>
          </table:table-cell>
          <table:table-cell table:formula="of:=1.5*[.AB19]*[.AC19]" office:value-type="float" office:value="9" calcext:value-type="float">
            <text:p>9</text:p>
          </table:table-cell>
          <table:table-cell table:formula="of:=[.AE19]+[.AF19]" office:value-type="float" office:value="18.96" calcext:value-type="float">
            <text:p>18.96</text:p>
          </table:table-cell>
          <table:table-cell table:formula="of:=[.AD19]/[.AG19]" office:value-type="float" office:value="2.37341772151899" calcext:value-type="float">
            <text:p>2.37341772151899</text:p>
          </table:table-cell>
        </table:table-row>
        <table:table-row table:style-name="ro1"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3*[.E6]+4*[.Q5]" office:value-type="float" office:value="18.3666067595535" calcext:value-type="float">
            <text:p>18.3666067595535</text:p>
          </table:table-cell>
          <table:table-cell table:formula="of:=1.5*[.AB20]*[.AC20]" office:value-type="float" office:value="18" calcext:value-type="float">
            <text:p>18</text:p>
          </table:table-cell>
          <table:table-cell table:formula="of:=[.AE20]+[.AF20]" office:value-type="float" office:value="36.3666067595535" calcext:value-type="float">
            <text:p>36.3666067595535</text:p>
          </table:table-cell>
          <table:table-cell table:formula="of:=[.AD20]/[.AG20]" office:value-type="float" office:value="1.37488769107844" calcext:value-type="float">
            <text:p>1.37488769107844</text:p>
          </table:table-cell>
        </table:table-row>
        <table:table-row table:style-name="ro1">
          <table:table-cell table:number-columns-repeated="2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4*[.Q6]+5*[.E6]" office:value-type="float" office:value="39.4110112659225" calcext:value-type="float">
            <text:p>39.4110112659225</text:p>
          </table:table-cell>
          <table:table-cell table:formula="of:=1.5*[.AB21]*[.AC21]" office:value-type="float" office:value="30" calcext:value-type="float">
            <text:p>30</text:p>
          </table:table-cell>
          <table:table-cell table:formula="of:=[.AE21]+[.AF21]" office:value-type="float" office:value="69.4110112659225" calcext:value-type="float">
            <text:p>69.4110112659225</text:p>
          </table:table-cell>
          <table:table-cell table:formula="of:=[.AD21]/[.AG21]" office:value-type="float" office:value="1.05170633115152" calcext:value-type="float">
            <text:p>1.05170633115152</text:p>
          </table:table-cell>
        </table:table-row>
        <table:table-row table:style-name="ro1">
          <table:table-cell table:number-columns-repeated="27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461" calcext:value-type="float">
            <text:p>1461</text:p>
          </table:table-cell>
          <table:table-cell table:formula="of:=7*[.E9]+32*[.Q7]" office:value-type="float" office:value="792.96" calcext:value-type="float">
            <text:p>792.96</text:p>
          </table:table-cell>
          <table:table-cell table:formula="of:=1.5*[.AB22]*[.AC22]" office:value-type="float" office:value="336" calcext:value-type="float">
            <text:p>336</text:p>
          </table:table-cell>
          <table:table-cell table:formula="of:=[.AE22]+[.AF22]" office:value-type="float" office:value="1128.96" calcext:value-type="float">
            <text:p>1128.96</text:p>
          </table:table-cell>
          <table:table-cell table:formula="of:=[.AD22]/[.AG22]" office:value-type="float" office:value="1.29411139455782" calcext:value-type="float">
            <text:p>1.29411139455782</text:p>
          </table:table-cell>
        </table:table-row>
        <table:table-row table:style-name="ro1" table:number-rows-repeated="2">
          <table:table-cell table:number-columns-repeated="32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Rader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7"/>
          <table:table-cell office:value-type="string" calcext:value-type="string">
            <text:p>le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time ns</text:p>
          </table:table-cell>
          <table:table-cell office:value-type="string" calcext:value-type="string">
            <text:p>inner time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table:formula="of:=2*[.E8]" office:value-type="float" office:value="48.5029301283327" calcext:value-type="float">
            <text:p>48.5029301283327</text:p>
          </table:table-cell>
          <table:table-cell table:formula="of:=[.AB27]*9" office:value-type="float" office:value="153" calcext:value-type="float">
            <text:p>153</text:p>
          </table:table-cell>
          <table:table-cell table:formula="of:=[.AE27]+[.AF27]" office:value-type="float" office:value="201.502930128333" calcext:value-type="float">
            <text:p>201.502930128333</text:p>
          </table:table-cell>
          <table:table-cell table:formula="of:=[.AD27]/[.AG27]" office:value-type="float" office:value="1.06201929601574" calcext:value-type="float">
            <text:p>1.06201929601574</text:p>
          </table:table-cell>
        </table:table-row>
        <table:table-row table:style-name="ro1">
          <table:table-cell table:number-columns-repeated="27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5295" calcext:value-type="float">
            <text:p>5295</text:p>
          </table:table-cell>
          <table:table-cell table:formula="of:=2*[.K6]" office:value-type="float" office:value="1833.01134526049" calcext:value-type="float">
            <text:p>1833.01134526049</text:p>
          </table:table-cell>
          <table:table-cell table:formula="of:=[.AB28]*9" office:value-type="float" office:value="2313" calcext:value-type="float">
            <text:p>2313</text:p>
          </table:table-cell>
          <table:table-cell table:formula="of:=[.AE28]+[.AF28]" office:value-type="float" office:value="4146.01134526049" calcext:value-type="float">
            <text:p>4146.01134526049</text:p>
          </table:table-cell>
          <table:table-cell table:formula="of:=[.AD28]/[.AG28]" office:value-type="float" office:value="1.27713109276775" calcext:value-type="float">
            <text:p>1.27713109276775</text:p>
          </table:table-cell>
        </table:table-row>
        <table:table-row table:style-name="ro1">
          <table:table-cell table:number-columns-repeated="27"/>
          <table:table-cell office:value-type="float" office:value="65537" calcext:value-type="float">
            <text:p>65537</text:p>
          </table:table-cell>
          <table:table-cell office:value-type="float" office:value="65536" calcext:value-type="float">
            <text:p>65536</text:p>
          </table:table-cell>
          <table:table-cell office:value-type="float" office:value="3139388" calcext:value-type="float">
            <text:p>3139388</text:p>
          </table:table-cell>
          <table:table-cell table:formula="of:=2*[.K11]" office:value-type="float" office:value="1679965.29592683" calcext:value-type="float">
            <text:p>1679965.29592683</text:p>
          </table:table-cell>
          <table:table-cell table:formula="of:=[.AB29]*9" office:value-type="float" office:value="589833" calcext:value-type="float">
            <text:p>589833</text:p>
          </table:table-cell>
          <table:table-cell table:formula="of:=[.AE29]+[.AF29]" office:value-type="float" office:value="2269798.29592683" calcext:value-type="float">
            <text:p>2269798.29592683</text:p>
          </table:table-cell>
          <table:table-cell table:formula="of:=[.AD29]/[.AG29]" office:value-type="float" office:value="1.38311320685792" calcext:value-type="float">
            <text:p>1.38311320685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7:27:15.684189489</meta:creation-date>
    <dc:date>2020-12-19T23:18:31.898128781</dc:date>
    <meta:editing-duration>PT13M24S</meta:editing-duration>
    <meta:editing-cycles>6</meta:editing-cycles>
    <meta:generator>LibreOffice/7.0.3.1$Linux_X86_64 LibreOffice_project/00$Build-1</meta:generator>
    <meta:document-statistic meta:table-count="1" meta:cell-count="2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13cm" svg:height="9cm" xlink:href=".." xlink:type="simple" chart:class="chart:scatter" chart:style-name="ch1">
        <chart:plot-area chart:style-name="ch2" table:cell-range-address="Sheet1.B5:Sheet1.B15 Sheet1.D5:Sheet1.E15" svg:x="0.196cm" svg:y="0.18cm" svg:width="9.421cm" svg:height="8.64cm">
          <chart:coordinate-region svg:x="1.188cm" svg:y="0.379cm" svg:width="8.14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5" chart:class="chart:scatter">
            <chart:domain table:cell-range-address="Sheet1.B5:Sheet1.B15"/>
            <chart:data-point chart:repeated="11"/>
          </chart:series>
          <chart:series chart:style-name="ch7" chart:values-cell-range-address="Sheet1.E5:Sheet1.E15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5:Sheet1.B15</svg:desc>
                </draw:g>
              </table:table-cell>
              <table:table-cell office:value-type="float" office:value="1.48">
                <text:p>1.48</text:p>
                <draw:g>
                  <svg:desc>Sheet1.D5:Sheet1.D15</svg:desc>
                </draw:g>
              </table:table-cell>
              <table:table-cell office:value-type="float" office:value="1.31950791077289">
                <text:p>1.31950791077289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3.4822022531845">
                <text:p>3.4822022531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88">
                <text:p>8.88</text:p>
              </table:table-cell>
              <table:table-cell office:value-type="float" office:value="9.18958683997628">
                <text:p>9.18958683997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.46">
                <text:p>21.46</text:p>
              </table:table-cell>
              <table:table-cell office:value-type="float" office:value="24.2514650641664">
                <text:p>24.2514650641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00.64">
                <text:p>100.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4cm" svg:height="9cm" xlink:href=".." xlink:type="simple" chart:class="chart:scatter" chart:style-name="ch1">
        <chart:plot-area chart:style-name="ch2" table:cell-range-address="Sheet1.H5:Sheet1.H10 Sheet1.J5:Sheet1.K10" svg:x="0.198cm" svg:y="0.18cm" svg:width="9.528cm" svg:height="8.64cm">
          <chart:coordinate-region svg:x="1.005cm" svg:y="0.379cm" svg:width="7.424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10" chart:class="chart:scatter">
            <chart:domain table:cell-range-address="Sheet1.H5:Sheet1.H10"/>
            <chart:data-point chart:repeated="6"/>
          </chart:series>
          <chart:series chart:style-name="ch7" chart:values-cell-range-address="Sheet1.K5:Sheet1.K1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H5:Sheet1.H10</svg:desc>
                </draw:g>
              </table:table-cell>
              <table:table-cell office:value-type="float" office:value="168.72">
                <text:p>168.72</text:p>
                <draw:g>
                  <svg:desc>Sheet1.J5:Sheet1.J10</svg:desc>
                </draw:g>
              </table:table-cell>
              <table:table-cell office:value-type="float" office:value="166.571757496567">
                <text:p>166.571757496567</text:p>
                <draw:g>
                  <svg:desc>Sheet1.K5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931.66">
                <text:p>931.66</text:p>
              </table:table-cell>
              <table:table-cell office:value-type="float" office:value="916.505672630244">
                <text:p>916.50567263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5337.62">
                <text:p>5337.62</text:p>
              </table:table-cell>
              <table:table-cell office:value-type="float" office:value="5042.76751706078">
                <text:p>5042.7675170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11828.6679697203">
                <text:p>11828.667969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28037.12">
                <text:p>28037.12</text:p>
              </table:table-cell>
              <table:table-cell office:value-type="float" office:value="27746.1503954953">
                <text:p>27746.1503954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84">
                <text:p>16384</text:p>
              </table:table-cell>
              <table:table-cell office:value-type="float" office:value="154532.72">
                <text:p>154532.72</text:p>
              </table:table-cell>
              <table:table-cell office:value-type="float" office:value="152663.960645593">
                <text:p>152663.960645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cm" svg:height="9.006cm" xlink:href=".." xlink:type="simple" chart:class="chart:scatter" chart:style-name="ch1">
        <chart:plot-area chart:style-name="ch2" table:cell-range-address="Sheet1.N5:Sheet1.O14 Sheet1.Q5:Sheet1.Q14" svg:x="0.223cm" svg:y="0.18cm" svg:width="10.734cm" svg:height="8.646cm">
          <chart:coordinate-region svg:x="1.215cm" svg:y="0.379cm" svg:width="9.462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14" chart:class="chart:scatter">
            <chart:domain table:cell-range-address="Sheet1.N5:Sheet1.N14"/>
            <chart:data-point chart:repeated="10"/>
          </chart:series>
          <chart:series chart:style-name="ch7" chart:values-cell-range-address="Sheet1.Q5:Sheet1.Q14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N5:Sheet1.N14</svg:desc>
                </draw:g>
              </table:table-cell>
              <table:table-cell office:value-type="float" office:value="5">
                <text:p>5</text:p>
                <draw:g>
                  <svg:desc>Sheet1.O5:Sheet1.O14</svg:desc>
                </draw:g>
              </table:table-cell>
              <table:table-cell office:value-type="float" office:value="1.98">
                <text:p>1.98</text:p>
                <draw:g>
                  <svg:desc>Sheet1.Q5:Sheet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37.18">
                <text:p>37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63.58">
                <text:p>63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32">
                <text:p>132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90">
                <text:p>190</text:p>
              </table:table-cell>
              <table:table-cell office:value-type="float" office:value="185.02">
                <text:p>185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261">
                <text:p>261</text:p>
              </table:table-cell>
              <table:table-cell office:value-type="float" office:value="211.42">
                <text:p>211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